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0998" officeooo:paragraph-rsid="000f0998"/>
    </style:style>
    <style:style style:name="P2" style:family="paragraph" style:parent-style-name="Standard">
      <style:text-properties officeooo:rsid="000f5d04" officeooo:paragraph-rsid="000f5d04"/>
    </style:style>
    <style:style style:name="P3" style:family="paragraph" style:parent-style-name="Standard">
      <style:text-properties officeooo:rsid="0011e517" officeooo:paragraph-rsid="0011e5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union 3 </text:p>
      <text:p text:style-name="P1"/>
      <text:p text:style-name="P1">définitions fairness</text:p>
      <text:p text:style-name="P1">visualisation données → choix dataset titanic</text:p>
      <text:p text:style-name="P1">méthodes de pre processing pour ajuster fairness au niveau de la bdd</text:p>
      <text:p text:style-name="P1"/>
      <text:p text:style-name="P2">switcher vers d’autres dataset pour tester efficacité de notre technique → ex dataset COMPAS</text:p>
      <text:p text:style-name="P2"/>
      <text:p text:style-name="P3">Aspect vie privée ??????? → mail nesrine kaaniche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16:18:09.551961085</meta:creation-date>
    <dc:date>2022-02-22T12:01:01.845993219</dc:date>
    <meta:editing-duration>PT19H32M2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6" meta:word-count="44" meta:character-count="284" meta:non-whitespace-character-count="245"/>
  </office:meta>
</office:document-meta>
</file>